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3dc0" officeooo:paragraph-rsid="00183dc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83dc0" officeooo:paragraph-rsid="00183dc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83dc0" officeooo:paragraph-rsid="00183dc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183dc0" officeooo:paragraph-rsid="00183dc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83dc0" officeooo:paragraph-rsid="00183dc0" style:font-size-asian="12.25pt" style:font-weight-asian="normal" style:font-size-complex="14pt" style:font-weight-complex="normal"/>
    </style:style>
    <style:style style:name="T1" style:family="text">
      <style:text-properties officeooo:rsid="00194d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Omar faruk</text:p>
      <text:p text:style-name="P2">Registration Number:2019831055</text:p>
      <text:p text:style-name="P2">SWE-12<text:span text:style-name="T1">3</text:span></text:p>
      <text:p text:style-name="P2">Part:A</text:p>
      <text:p text:style-name="P2">----------------------------------------------------------------------------------------------</text:p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799in" fo:margin-bottom="0in" fo:margin-left="0.5799in" fo:margin-right="0.5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9:34:24.059347869</meta:creation-date>
    <dc:date>2021-07-11T09:54:39.791274760</dc:date>
    <meta:editing-duration>PT8H35M4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5" meta:word-count="7" meta:character-count="152" meta:non-whitespace-character-count="150"/>
  </office:meta>
</office:document-meta>
</file>